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8.7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ejaVu Sans Mono" fo:font-size="9pt" style:font-size-asian="9pt" style:font-size-complex="9pt"/>
    </style:style>
    <style:style style:name="ce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DejaVu Sans Mono"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style:font-name="DejaVu Sans Mono"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DejaVu Sans Mono" fo:font-size="9pt" fo:font-weight="normal" style:font-size-asian="9pt" style:font-weight-asian="normal" style:font-size-complex="9pt" style:font-weight-complex="normal"/>
    </style:style>
    <style:style style:name="ce5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DejaVu Sans Mono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fo:border-bottom="none" fo:background-color="#eeeeee" fo:border-left="0.06pt solid #000000" fo:border-right="none" fo:border-top="none"/>
      <style:text-properties style:font-name="DejaVu Sans Mono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order-bottom="0.06pt solid #000000" fo:background-color="#eeeeee" fo:border-left="0.06pt solid #000000" fo:border-right="none" fo:border-top="none"/>
      <style:text-properties style:font-name="DejaVu Sans Mono" fo:font-size="9pt" fo:font-weight="bold" style:font-size-asian="9pt" style:font-weight-asian="bold" style:font-size-complex="9pt" style:font-weight-complex="bold"/>
    </style:style>
    <style:style style:name="ce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color="#666666" style:font-name="DejaVu Sans Mono" fo:font-size="9pt" style:font-size-asian="9pt" style:font-size-complex="9pt"/>
    </style:style>
    <style:style style:name="ce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fo:color="#666666" style:font-name="DejaVu Sans Mono" fo:font-size="9pt" style:font-size-asian="9pt" style:font-size-complex="9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666666" style:font-name="DejaVu Sans Mono" fo:font-size="9pt" fo:font-weight="normal" style:font-size-asian="9pt" style:font-weight-asian="normal" style:font-size-complex="9pt" style:font-weight-complex="normal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666666" style:font-name="DejaVu Sans Mono" fo:font-size="9pt" style:font-size-asian="9pt" style:font-size-complex="9pt"/>
    </style:style>
    <style:style style:name="ce12" style:family="table-cell" style:parent-style-name="Default">
      <style:table-cell-properties fo:border-bottom="none" fo:border-left="none" fo:border-right="0.06pt solid #000000" fo:border-top="none"/>
      <style:text-properties fo:color="#666666" style:font-name="DejaVu Sans Mono" fo:font-size="9pt" style:font-size-asian="9pt" style:font-size-complex="9pt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  <style:text-properties fo:color="#666666" style:font-name="DejaVu Sans Mono" fo:font-size="9pt" style:font-size-asian="9pt" style:font-size-complex="9pt"/>
    </style:style>
    <style:style style:name="ce14" style:family="table-cell" style:parent-style-name="Default">
      <style:table-cell-properties fo:border-bottom="0.06pt solid #000000" fo:background-color="#eeeeee" fo:border-left="0.06pt solid #000000" fo:border-right="none" fo:border-top="0.06pt solid #000000"/>
      <style:text-properties style:font-name="DejaVu Sans Mono"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fo:border-bottom="0.06pt solid #000000" fo:border-left="none" fo:border-right="0.06pt solid #000000" fo:border-top="0.06pt solid #000000"/>
      <style:text-properties fo:color="#666666" style:font-name="DejaVu Sans Mono" fo:font-size="9pt" style:font-size-asian="9pt" style:font-size-complex="9pt"/>
    </style:style>
    <style:style style:name="ce16" style:family="table-cell" style:parent-style-name="Default">
      <style:table-cell-properties fo:border-bottom="0.06pt solid #000000" fo:border-left="0.06pt solid #000000" fo:border-right="none" fo:border-top="0.06pt solid #000000"/>
      <style:text-properties style:font-name="DejaVu Sans Mono"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666666" style:font-name="DejaVu Sans Mono" fo:font-size="9pt" style:font-size-asian="9pt" style:font-size-complex="9pt"/>
    </style:style>
    <style:style style:name="ce1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style:font-name="DejaVu Sans Mono" fo:font-size="9pt" fo:font-weight="bold" style:font-size-asian="9pt" style:font-weight-asian="bold" style:font-size-complex="9pt" style:font-weight-complex="bold"/>
    </style:style>
    <style:style style:name="ce19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style:font-name="DejaVu Sans Mono" fo:font-size="9pt" fo:font-weight="bold" style:font-size-asian="9pt" style:font-weight-asian="bold" style:font-size-complex="9pt" style:font-weight-complex="bold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color="#666666" style:font-name="DejaVu Sans Mono" fo:font-size="9pt" style:font-size-asian="9pt" style:font-size-complex="9pt"/>
    </style:style>
    <style:style style:name="ce21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  <style:text-properties fo:color="#666666" style:font-name="DejaVu Sans Mono" fo:font-size="9pt" style:font-size-asian="9pt" style:font-size-complex="9pt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666666" style:font-name="DejaVu Sans Mono" fo:font-size="9pt" fo:font-weight="normal" style:font-size-asian="9pt" style:font-weight-asian="normal" style:font-size-complex="9pt" style:font-weight-complex="normal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  <style:text-properties fo:color="#666666" style:font-name="DejaVu Sans Mono" fo:font-size="9pt" style:font-size-asian="9pt" style:font-size-complex="9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default-cell-style-name="ce6"/>
        <table:table-column table:style-name="co2" table:default-cell-style-name="ce12"/>
        <table:table-column table:style-name="co1" table:default-cell-style-name="ce14"/>
        <table:table-column table:style-name="co2" table:default-cell-style-name="ce15"/>
        <table:table-column table:style-name="co1" table:default-cell-style-name="ce14"/>
        <table:table-column table:style-name="co2" table:default-cell-style-name="ce15"/>
        <table:table-column table:style-name="co1" table:default-cell-style-name="ce14"/>
        <table:table-column table:style-name="co2" table:default-cell-style-name="ce15"/>
        <table:table-column table:style-name="co1" table:default-cell-style-name="ce5"/>
        <table:table-column table:style-name="co2" table:default-cell-style-name="ce11"/>
        <table:table-column table:style-name="co1" table:default-cell-style-name="ce19"/>
        <table:table-column table:style-name="co2" table:default-cell-style-name="ce23"/>
        <table:table-row table:style-name="ro1">
          <table:table-cell/>
          <table:table-cell table:style-name="ce2"/>
          <table:table-cell table:style-name="ce8"/>
          <table:table-cell table:style-name="ce2"/>
          <table:table-cell table:style-name="ce8"/>
          <table:table-cell table:style-name="ce2"/>
          <table:table-cell table:style-name="ce8"/>
          <table:table-cell table:style-name="ce2"/>
          <table:table-cell table:style-name="ce8"/>
          <table:table-cell table:style-name="ce2"/>
          <table:table-cell table:style-name="ce8"/>
          <table:table-cell table:style-name="ce18"/>
          <table:table-cell table:style-name="ce20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/25 - .128</text:p>
          </table:table-cell>
          <table:covered-table-cell table:style-name="ce9"/>
          <table:table-cell table:style-name="ce3" office:value-type="string" calcext:value-type="string" table:number-columns-spanned="2" table:number-rows-spanned="1">
            <text:p>/26 - .192</text:p>
          </table:table-cell>
          <table:covered-table-cell table:style-name="ce9"/>
          <table:table-cell table:style-name="ce3" office:value-type="string" calcext:value-type="string" table:number-columns-spanned="2" table:number-rows-spanned="1">
            <text:p>/27 - .224</text:p>
          </table:table-cell>
          <table:covered-table-cell table:style-name="ce9"/>
          <table:table-cell table:style-name="ce3" office:value-type="string" calcext:value-type="string" table:number-columns-spanned="2" table:number-rows-spanned="1">
            <text:p>/28 - .240</text:p>
          </table:table-cell>
          <table:covered-table-cell table:style-name="ce9"/>
          <table:table-cell table:style-name="ce3" office:value-type="string" calcext:value-type="string" table:number-columns-spanned="2" table:number-rows-spanned="1">
            <text:p>/29 - .248</text:p>
          </table:table-cell>
          <table:covered-table-cell table:style-name="ce9"/>
          <table:table-cell table:style-name="ce3" office:value-type="string" calcext:value-type="string" table:number-columns-spanned="2" table:number-rows-spanned="1">
            <text:p>/30 - .252</text:p>
          </table:table-cell>
          <table:covered-table-cell table:style-name="ce21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128-2 hosts</text:p>
          </table:table-cell>
          <table:covered-table-cell table:style-name="ce10"/>
          <table:table-cell table:style-name="ce4" office:value-type="string" calcext:value-type="string" table:number-columns-spanned="2" table:number-rows-spanned="1">
            <text:p>64-2 hosts</text:p>
          </table:table-cell>
          <table:covered-table-cell table:style-name="ce10"/>
          <table:table-cell table:style-name="ce4" office:value-type="string" calcext:value-type="string" table:number-columns-spanned="2" table:number-rows-spanned="1">
            <text:p>32-2 hosts</text:p>
          </table:table-cell>
          <table:covered-table-cell table:style-name="ce10"/>
          <table:table-cell table:style-name="ce4" office:value-type="string" calcext:value-type="string" table:number-columns-spanned="2" table:number-rows-spanned="1">
            <text:p>16-2 hosts</text:p>
          </table:table-cell>
          <table:covered-table-cell table:style-name="ce10"/>
          <table:table-cell table:style-name="ce4" office:value-type="string" calcext:value-type="string" table:number-columns-spanned="2" table:number-rows-spanned="1">
            <text:p>8-2 hosts</text:p>
          </table:table-cell>
          <table:covered-table-cell table:style-name="ce10"/>
          <table:table-cell table:style-name="ce4" office:value-type="string" calcext:value-type="string" table:number-columns-spanned="2" table:number-rows-spanned="1">
            <text:p>4-2 hosts</text:p>
          </table:table-cell>
          <table:covered-table-cell table:style-name="ce22"/>
        </table:table-row>
        <table:table-row table:style-name="ro1">
          <table:table-cell/>
          <table:table-cell table:style-name="ce5" office:value-type="string" calcext:value-type="string">
            <text:p>Net</text:p>
          </table:table-cell>
          <table:table-cell table:style-name="ce11" office:value-type="string" calcext:value-type="string">
            <text:p>Hosts</text:p>
          </table:table-cell>
          <table:table-cell table:style-name="ce5" office:value-type="string" calcext:value-type="string">
            <text:p>Net</text:p>
          </table:table-cell>
          <table:table-cell table:style-name="ce11" office:value-type="string" calcext:value-type="string">
            <text:p>Hosts</text:p>
          </table:table-cell>
          <table:table-cell table:style-name="ce5" office:value-type="string" calcext:value-type="string">
            <text:p>Net</text:p>
          </table:table-cell>
          <table:table-cell table:style-name="ce11" office:value-type="string" calcext:value-type="string">
            <text:p>Hosts</text:p>
          </table:table-cell>
          <table:table-cell table:style-name="ce5" office:value-type="string" calcext:value-type="string">
            <text:p>Net</text:p>
          </table:table-cell>
          <table:table-cell table:style-name="ce11" office:value-type="string" calcext:value-type="string">
            <text:p>Hosts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Hosts</text:p>
          </table:table-cell>
          <table:table-cell table:style-name="ce5" office:value-type="string" calcext:value-type="string">
            <text:p>Net</text:p>
          </table:table-cell>
          <table:table-cell table:style-name="ce11" office:value-type="string" calcext:value-type="string">
            <text:p>Hosts</text:p>
          </table:table-cell>
        </table:table-row>
        <table:table-row table:style-name="ro1">
          <table:table-cell/>
          <table:table-cell table:style-name="ce5" office:value-type="float" office:value="0" calcext:value-type="float" table:number-columns-spanned="1" table:number-rows-spanned="32">
            <text:p>0</text:p>
          </table:table-cell>
          <table:table-cell table:style-name="ce11" table:formula="of:=[.B5]+1&amp;&quot; - &quot;&amp;[.B37]-2" office:value-type="string" office:string-value="1 - 126" calcext:value-type="string" table:number-columns-spanned="1" table:number-rows-spanned="32">
            <text:p>1 - 126</text:p>
          </table:table-cell>
          <table:table-cell table:style-name="ce5" office:value-type="float" office:value="0" calcext:value-type="float" table:number-columns-spanned="1" table:number-rows-spanned="16">
            <text:p>0</text:p>
          </table:table-cell>
          <table:table-cell table:style-name="ce11" table:formula="of:=[.D5]+1&amp;&quot; - &quot;&amp;[.D21]-2" office:value-type="string" office:string-value="1 - 62" calcext:value-type="string" table:number-columns-spanned="1" table:number-rows-spanned="16">
            <text:p>1 - 62</text:p>
          </table:table-cell>
          <table:table-cell table:style-name="ce5" office:value-type="float" office:value="0" calcext:value-type="float" table:number-columns-spanned="1" table:number-rows-spanned="8">
            <text:p>0</text:p>
          </table:table-cell>
          <table:table-cell table:style-name="ce11" table:formula="of:=[.F5]+1&amp;&quot; - &quot;&amp;[.F13]-2" office:value-type="string" office:string-value="1 - 30" calcext:value-type="string" table:number-columns-spanned="1" table:number-rows-spanned="8">
            <text:p>1 - 30</text:p>
          </table:table-cell>
          <table:table-cell table:style-name="ce5" office:value-type="float" office:value="0" calcext:value-type="float" table:number-columns-spanned="1" table:number-rows-spanned="4">
            <text:p>0</text:p>
          </table:table-cell>
          <table:table-cell table:style-name="ce11" table:formula="of:=[.H5]+1&amp;&quot; - &quot;&amp;[.H9]-2" office:value-type="string" office:string-value="1 - 14" calcext:value-type="string" table:number-columns-spanned="1" table:number-rows-spanned="4">
            <text:p>1 - 14</text:p>
          </table:table-cell>
          <table:table-cell office:value-type="float" office:value="0" calcext:value-type="float" table:number-columns-spanned="1" table:number-rows-spanned="2">
            <text:p>0</text:p>
          </table:table-cell>
          <table:table-cell table:formula="of:=[.J5]+1&amp;&quot; - &quot;&amp;[.J7]-2" office:value-type="string" office:string-value="1 - 6" calcext:value-type="string" table:number-columns-spanned="1" table:number-rows-spanned="2">
            <text:p>1 - 6</text:p>
          </table:table-cell>
          <table:table-cell office:value-type="float" office:value="0" calcext:value-type="float">
            <text:p>0</text:p>
          </table:table-cell>
          <table:table-cell table:formula="of:=[.L5]+1&amp;&quot; - &quot;&amp;[.L6]-2" office:value-type="string" office:string-value="1 - 2" calcext:value-type="string">
            <text:p>1 - 2</text:p>
          </table:table-cell>
        </table:table-row>
        <table:table-row table:style-name="ro1">
          <table:table-cell/>
          <table:covered-table-cell table:number-columns-repeated="4"/>
          <table:covered-table-cell table:style-name="ce16"/>
          <table:covered-table-cell table:number-columns-repeated="3"/>
          <table:covered-table-cell table:style-name="ce14"/>
          <table:covered-table-cell table:style-name="ce15"/>
          <table:table-cell office:value-type="float" office:value="4" calcext:value-type="float">
            <text:p>4</text:p>
          </table:table-cell>
          <table:table-cell table:formula="of:=[.L6]+1&amp;&quot; - &quot;&amp;[.L7]-2" office:value-type="string" office:string-value="5 - 6" calcext:value-type="string">
            <text:p>5 - 6</text:p>
          </table:table-cell>
        </table:table-row>
        <table:table-row table:style-name="ro1">
          <table:table-cell/>
          <table:covered-table-cell table:number-columns-repeated="4"/>
          <table:covered-table-cell table:style-name="ce16"/>
          <table:covered-table-cell table:number-columns-repeated="3"/>
          <table:table-cell office:value-type="float" office:value="8" calcext:value-type="float" table:number-columns-spanned="1" table:number-rows-spanned="2">
            <text:p>8</text:p>
          </table:table-cell>
          <table:table-cell table:formula="of:=[.J7]+1&amp;&quot; - &quot;&amp;[.J9]-2" office:value-type="string" office:string-value="9 - 14" calcext:value-type="string" table:number-columns-spanned="1" table:number-rows-spanned="2">
            <text:p>9 - 14</text:p>
          </table:table-cell>
          <table:table-cell office:value-type="float" office:value="8" calcext:value-type="float">
            <text:p>8</text:p>
          </table:table-cell>
          <table:table-cell table:formula="of:=[.L7]+1&amp;&quot; - &quot;&amp;[.L8]-2" office:value-type="string" office:string-value="9 - 10" calcext:value-type="string">
            <text:p>9 - 10</text:p>
          </table:table-cell>
        </table:table-row>
        <table:table-row table:style-name="ro1">
          <table:table-cell/>
          <table:covered-table-cell table:number-columns-repeated="4"/>
          <table:covered-table-cell table:style-name="ce16"/>
          <table:covered-table-cell table:number-columns-repeated="3"/>
          <table:covered-table-cell table:style-name="ce14"/>
          <table:covered-table-cell table:style-name="ce15"/>
          <table:table-cell office:value-type="float" office:value="12" calcext:value-type="float">
            <text:p>12</text:p>
          </table:table-cell>
          <table:table-cell table:formula="of:=[.L8]+1&amp;&quot; - &quot;&amp;[.L9]-2" office:value-type="string" office:string-value="13 - 14" calcext:value-type="string">
            <text:p>13 - 14</text:p>
          </table:table-cell>
        </table:table-row>
        <table:table-row table:style-name="ro1">
          <table:table-cell/>
          <table:covered-table-cell table:number-columns-repeated="4"/>
          <table:covered-table-cell table:style-name="ce16"/>
          <table:covered-table-cell/>
          <table:table-cell table:style-name="ce5" office:value-type="float" office:value="16" calcext:value-type="float" table:number-columns-spanned="1" table:number-rows-spanned="4">
            <text:p>16</text:p>
          </table:table-cell>
          <table:table-cell table:style-name="ce11" table:formula="of:=[.H9]+1&amp;&quot; - &quot;&amp;[.H13]-2" office:value-type="string" office:string-value="17 - 30" calcext:value-type="string" table:number-columns-spanned="1" table:number-rows-spanned="4">
            <text:p>17 - 30</text:p>
          </table:table-cell>
          <table:table-cell office:value-type="float" office:value="16" calcext:value-type="float" table:number-columns-spanned="1" table:number-rows-spanned="2">
            <text:p>16</text:p>
          </table:table-cell>
          <table:table-cell table:formula="of:=[.J9]+1&amp;&quot; - &quot;&amp;[.J11]-2" office:value-type="string" office:string-value="17 - 22" calcext:value-type="string" table:number-columns-spanned="1" table:number-rows-spanned="2">
            <text:p>17 - 22</text:p>
          </table:table-cell>
          <table:table-cell office:value-type="float" office:value="16" calcext:value-type="float">
            <text:p>16</text:p>
          </table:table-cell>
          <table:table-cell table:formula="of:=[.L9]+1&amp;&quot; - &quot;&amp;[.L10]-2" office:value-type="string" office:string-value="17 - 18" calcext:value-type="string">
            <text:p>17 - 18</text:p>
          </table:table-cell>
        </table:table-row>
        <table:table-row table:style-name="ro1">
          <table:table-cell/>
          <table:covered-table-cell table:number-columns-repeated="4"/>
          <table:covered-table-cell table:style-name="ce16"/>
          <table:covered-table-cell table:number-columns-repeated="3"/>
          <table:covered-table-cell table:style-name="ce14"/>
          <table:covered-table-cell table:style-name="ce15"/>
          <table:table-cell office:value-type="float" office:value="20" calcext:value-type="float">
            <text:p>20</text:p>
          </table:table-cell>
          <table:table-cell table:formula="of:=[.L10]+1&amp;&quot; - &quot;&amp;[.L11]-2" office:value-type="string" office:string-value="21 - 22" calcext:value-type="string">
            <text:p>21 - 22</text:p>
          </table:table-cell>
        </table:table-row>
        <table:table-row table:style-name="ro1">
          <table:table-cell/>
          <table:covered-table-cell table:number-columns-repeated="4"/>
          <table:covered-table-cell table:style-name="ce16"/>
          <table:covered-table-cell table:number-columns-repeated="3"/>
          <table:table-cell office:value-type="float" office:value="24" calcext:value-type="float" table:number-columns-spanned="1" table:number-rows-spanned="2">
            <text:p>24</text:p>
          </table:table-cell>
          <table:table-cell table:formula="of:=[.J11]+1&amp;&quot; - &quot;&amp;[.J13]-2" office:value-type="string" office:string-value="25 - 30" calcext:value-type="string" table:number-columns-spanned="1" table:number-rows-spanned="2">
            <text:p>25 - 30</text:p>
          </table:table-cell>
          <table:table-cell office:value-type="float" office:value="24" calcext:value-type="float">
            <text:p>24</text:p>
          </table:table-cell>
          <table:table-cell table:formula="of:=[.L11]+1&amp;&quot; - &quot;&amp;[.L12]-2" office:value-type="string" office:string-value="25 - 26" calcext:value-type="string">
            <text:p>25 - 26</text:p>
          </table:table-cell>
        </table:table-row>
        <table:table-row table:style-name="ro1">
          <table:table-cell/>
          <table:covered-table-cell table:number-columns-repeated="4"/>
          <table:covered-table-cell table:style-name="ce16"/>
          <table:covered-table-cell table:number-columns-repeated="3"/>
          <table:covered-table-cell table:style-name="ce14"/>
          <table:covered-table-cell table:style-name="ce15"/>
          <table:table-cell office:value-type="float" office:value="28" calcext:value-type="float">
            <text:p>28</text:p>
          </table:table-cell>
          <table:table-cell table:formula="of:=[.L12]+1&amp;&quot; - &quot;&amp;[.L13]-2" office:value-type="string" office:string-value="29 - 30" calcext:value-type="string">
            <text:p>29 - 30</text:p>
          </table:table-cell>
        </table:table-row>
        <table:table-row table:style-name="ro1">
          <table:table-cell/>
          <table:covered-table-cell table:number-columns-repeated="4"/>
          <table:table-cell table:style-name="ce5" office:value-type="float" office:value="32" calcext:value-type="float" table:number-columns-spanned="1" table:number-rows-spanned="8">
            <text:p>32</text:p>
          </table:table-cell>
          <table:table-cell table:style-name="ce11" table:formula="of:=[.F13]+1&amp;&quot; - &quot;&amp;[.F21]-2" office:value-type="string" office:string-value="33 - 62" calcext:value-type="string" table:number-columns-spanned="1" table:number-rows-spanned="8">
            <text:p>33 - 62</text:p>
          </table:table-cell>
          <table:table-cell table:style-name="ce5" office:value-type="float" office:value="32" calcext:value-type="float" table:number-columns-spanned="1" table:number-rows-spanned="4">
            <text:p>32</text:p>
          </table:table-cell>
          <table:table-cell table:style-name="ce11" table:formula="of:=[.H13]+1&amp;&quot; - &quot;&amp;[.H17]-2" office:value-type="string" office:string-value="33 - 46" calcext:value-type="string" table:number-columns-spanned="1" table:number-rows-spanned="4">
            <text:p>33 - 46</text:p>
          </table:table-cell>
          <table:table-cell office:value-type="float" office:value="32" calcext:value-type="float" table:number-columns-spanned="1" table:number-rows-spanned="2">
            <text:p>32</text:p>
          </table:table-cell>
          <table:table-cell table:formula="of:=[.J13]+1&amp;&quot; - &quot;&amp;[.J15]-2" office:value-type="string" office:string-value="33 - 38" calcext:value-type="string" table:number-columns-spanned="1" table:number-rows-spanned="2">
            <text:p>33 - 38</text:p>
          </table:table-cell>
          <table:table-cell office:value-type="float" office:value="32" calcext:value-type="float">
            <text:p>32</text:p>
          </table:table-cell>
          <table:table-cell table:formula="of:=[.L13]+1&amp;&quot; - &quot;&amp;[.L14]-2" office:value-type="string" office:string-value="33 - 34" calcext:value-type="string">
            <text:p>33 - 34</text:p>
          </table:table-cell>
        </table:table-row>
        <table:table-row table:style-name="ro1">
          <table:table-cell/>
          <table:covered-table-cell table:number-columns-repeated="8"/>
          <table:covered-table-cell table:style-name="ce14"/>
          <table:covered-table-cell table:style-name="ce15"/>
          <table:table-cell office:value-type="float" office:value="36" calcext:value-type="float">
            <text:p>36</text:p>
          </table:table-cell>
          <table:table-cell table:formula="of:=[.L14]+1&amp;&quot; - &quot;&amp;[.L15]-2" office:value-type="string" office:string-value="37 - 38" calcext:value-type="string">
            <text:p>37 - 38</text:p>
          </table:table-cell>
        </table:table-row>
        <table:table-row table:style-name="ro1">
          <table:table-cell/>
          <table:covered-table-cell table:number-columns-repeated="8"/>
          <table:table-cell office:value-type="float" office:value="40" calcext:value-type="float" table:number-columns-spanned="1" table:number-rows-spanned="2">
            <text:p>40</text:p>
          </table:table-cell>
          <table:table-cell table:formula="of:=[.J15]+1&amp;&quot; - &quot;&amp;[.J17]-2" office:value-type="string" office:string-value="41 - 46" calcext:value-type="string" table:number-columns-spanned="1" table:number-rows-spanned="2">
            <text:p>41 - 46</text:p>
          </table:table-cell>
          <table:table-cell office:value-type="float" office:value="40" calcext:value-type="float">
            <text:p>40</text:p>
          </table:table-cell>
          <table:table-cell table:formula="of:=[.L15]+1&amp;&quot; - &quot;&amp;[.L16]-2" office:value-type="string" office:string-value="41 - 42" calcext:value-type="string">
            <text:p>41 - 42</text:p>
          </table:table-cell>
        </table:table-row>
        <table:table-row table:style-name="ro1">
          <table:table-cell/>
          <table:covered-table-cell table:number-columns-repeated="8"/>
          <table:covered-table-cell table:style-name="ce14"/>
          <table:covered-table-cell table:style-name="ce15"/>
          <table:table-cell office:value-type="float" office:value="44" calcext:value-type="float">
            <text:p>44</text:p>
          </table:table-cell>
          <table:table-cell table:formula="of:=[.L16]+1&amp;&quot; - &quot;&amp;[.L17]-2" office:value-type="string" office:string-value="45 - 46" calcext:value-type="string">
            <text:p>45 - 46</text:p>
          </table:table-cell>
        </table:table-row>
        <table:table-row table:style-name="ro1">
          <table:table-cell/>
          <table:covered-table-cell table:number-columns-repeated="6"/>
          <table:table-cell table:style-name="ce5" office:value-type="float" office:value="48" calcext:value-type="float" table:number-columns-spanned="1" table:number-rows-spanned="4">
            <text:p>48</text:p>
          </table:table-cell>
          <table:table-cell table:style-name="ce11" table:formula="of:=[.H17]+1&amp;&quot; - &quot;&amp;[.H21]-2" office:value-type="string" office:string-value="49 - 62" calcext:value-type="string" table:number-columns-spanned="1" table:number-rows-spanned="4">
            <text:p>49 - 62</text:p>
          </table:table-cell>
          <table:table-cell office:value-type="float" office:value="48" calcext:value-type="float" table:number-columns-spanned="1" table:number-rows-spanned="2">
            <text:p>48</text:p>
          </table:table-cell>
          <table:table-cell table:formula="of:=[.J17]+1&amp;&quot; - &quot;&amp;[.J19]-2" office:value-type="string" office:string-value="49 - 54" calcext:value-type="string" table:number-columns-spanned="1" table:number-rows-spanned="2">
            <text:p>49 - 54</text:p>
          </table:table-cell>
          <table:table-cell office:value-type="float" office:value="48" calcext:value-type="float">
            <text:p>48</text:p>
          </table:table-cell>
          <table:table-cell table:formula="of:=[.L17]+1&amp;&quot; - &quot;&amp;[.L18]-2" office:value-type="string" office:string-value="49 - 50" calcext:value-type="string">
            <text:p>49 - 50</text:p>
          </table:table-cell>
        </table:table-row>
        <table:table-row table:style-name="ro1">
          <table:table-cell/>
          <table:covered-table-cell table:number-columns-repeated="8"/>
          <table:covered-table-cell table:style-name="ce14"/>
          <table:covered-table-cell table:style-name="ce15"/>
          <table:table-cell office:value-type="float" office:value="52" calcext:value-type="float">
            <text:p>52</text:p>
          </table:table-cell>
          <table:table-cell table:formula="of:=[.L18]+1&amp;&quot; - &quot;&amp;[.L19]-2" office:value-type="string" office:string-value="53 - 54" calcext:value-type="string">
            <text:p>53 - 54</text:p>
          </table:table-cell>
        </table:table-row>
        <table:table-row table:style-name="ro1">
          <table:table-cell/>
          <table:covered-table-cell table:number-columns-repeated="8"/>
          <table:table-cell office:value-type="float" office:value="56" calcext:value-type="float" table:number-columns-spanned="1" table:number-rows-spanned="2">
            <text:p>56</text:p>
          </table:table-cell>
          <table:table-cell table:formula="of:=[.J19]+1&amp;&quot; - &quot;&amp;[.J21]-2" office:value-type="string" office:string-value="57 - 62" calcext:value-type="string" table:number-columns-spanned="1" table:number-rows-spanned="2">
            <text:p>57 - 62</text:p>
          </table:table-cell>
          <table:table-cell office:value-type="float" office:value="56" calcext:value-type="float">
            <text:p>56</text:p>
          </table:table-cell>
          <table:table-cell table:formula="of:=[.L19]+1&amp;&quot; - &quot;&amp;[.L20]-2" office:value-type="string" office:string-value="57 - 58" calcext:value-type="string">
            <text:p>57 - 58</text:p>
          </table:table-cell>
        </table:table-row>
        <table:table-row table:style-name="ro1">
          <table:table-cell/>
          <table:covered-table-cell table:number-columns-repeated="8"/>
          <table:covered-table-cell table:style-name="ce14"/>
          <table:covered-table-cell table:style-name="ce15"/>
          <table:table-cell office:value-type="float" office:value="60" calcext:value-type="float">
            <text:p>60</text:p>
          </table:table-cell>
          <table:table-cell table:formula="of:=[.L20]+1&amp;&quot; - &quot;&amp;[.L21]-2" office:value-type="string" office:string-value="61 - 62" calcext:value-type="string">
            <text:p>61 - 62</text:p>
          </table:table-cell>
        </table:table-row>
        <table:table-row table:style-name="ro1">
          <table:table-cell/>
          <table:covered-table-cell table:number-columns-repeated="2"/>
          <table:table-cell table:style-name="ce5" office:value-type="float" office:value="64" calcext:value-type="float" table:number-columns-spanned="1" table:number-rows-spanned="16">
            <text:p>64</text:p>
          </table:table-cell>
          <table:table-cell table:style-name="ce11" table:formula="of:=[.D21]+1&amp;&quot; - &quot;&amp;[.D37]-2" office:value-type="string" office:string-value="65 - 126" calcext:value-type="string" table:number-columns-spanned="1" table:number-rows-spanned="16">
            <text:p>65 - 126</text:p>
          </table:table-cell>
          <table:table-cell table:style-name="ce5" office:value-type="float" office:value="64" calcext:value-type="float" table:number-columns-spanned="1" table:number-rows-spanned="8">
            <text:p>64</text:p>
          </table:table-cell>
          <table:table-cell table:style-name="ce11" table:formula="of:=[.F21]+1&amp;&quot; - &quot;&amp;[.F29]-2" office:value-type="string" office:string-value="65 - 94" calcext:value-type="string" table:number-columns-spanned="1" table:number-rows-spanned="8">
            <text:p>65 - 94</text:p>
          </table:table-cell>
          <table:table-cell table:style-name="ce5" office:value-type="float" office:value="64" calcext:value-type="float" table:number-columns-spanned="1" table:number-rows-spanned="4">
            <text:p>64</text:p>
          </table:table-cell>
          <table:table-cell table:style-name="ce11" table:formula="of:=[.H21]+1&amp;&quot; - &quot;&amp;[.H25]-2" office:value-type="string" office:string-value="65 - 78" calcext:value-type="string" table:number-columns-spanned="1" table:number-rows-spanned="4">
            <text:p>65 - 78</text:p>
          </table:table-cell>
          <table:table-cell office:value-type="float" office:value="64" calcext:value-type="float" table:number-columns-spanned="1" table:number-rows-spanned="2">
            <text:p>64</text:p>
          </table:table-cell>
          <table:table-cell table:formula="of:=[.J21]+1&amp;&quot; - &quot;&amp;[.J23]-2" office:value-type="string" office:string-value="65 - 70" calcext:value-type="string" table:number-columns-spanned="1" table:number-rows-spanned="2">
            <text:p>65 - 70</text:p>
          </table:table-cell>
          <table:table-cell office:value-type="float" office:value="64" calcext:value-type="float">
            <text:p>64</text:p>
          </table:table-cell>
          <table:table-cell table:formula="of:=[.L21]+1&amp;&quot; - &quot;&amp;[.L22]-2" office:value-type="string" office:string-value="65 - 66" calcext:value-type="string">
            <text:p>65 - 66</text:p>
          </table:table-cell>
        </table:table-row>
        <table:table-row table:style-name="ro1">
          <table:table-cell/>
          <table:covered-table-cell table:number-columns-repeated="8"/>
          <table:covered-table-cell table:style-name="ce14"/>
          <table:covered-table-cell table:style-name="ce15"/>
          <table:table-cell office:value-type="float" office:value="68" calcext:value-type="float">
            <text:p>68</text:p>
          </table:table-cell>
          <table:table-cell table:formula="of:=[.L22]+1&amp;&quot; - &quot;&amp;[.L23]-2" office:value-type="string" office:string-value="69 - 70" calcext:value-type="string">
            <text:p>69 - 70</text:p>
          </table:table-cell>
        </table:table-row>
        <table:table-row table:style-name="ro1">
          <table:table-cell/>
          <table:covered-table-cell table:number-columns-repeated="8"/>
          <table:table-cell office:value-type="float" office:value="72" calcext:value-type="float" table:number-columns-spanned="1" table:number-rows-spanned="2">
            <text:p>72</text:p>
          </table:table-cell>
          <table:table-cell table:formula="of:=[.J23]+1&amp;&quot; - &quot;&amp;[.J25]-2" office:value-type="string" office:string-value="73 - 78" calcext:value-type="string" table:number-columns-spanned="1" table:number-rows-spanned="2">
            <text:p>73 - 78</text:p>
          </table:table-cell>
          <table:table-cell office:value-type="float" office:value="72" calcext:value-type="float">
            <text:p>72</text:p>
          </table:table-cell>
          <table:table-cell table:formula="of:=[.L23]+1&amp;&quot; - &quot;&amp;[.L24]-2" office:value-type="string" office:string-value="73 - 74" calcext:value-type="string">
            <text:p>73 - 74</text:p>
          </table:table-cell>
        </table:table-row>
        <table:table-row table:style-name="ro1">
          <table:table-cell/>
          <table:covered-table-cell table:number-columns-repeated="8"/>
          <table:covered-table-cell table:style-name="ce14"/>
          <table:covered-table-cell table:style-name="ce15"/>
          <table:table-cell office:value-type="float" office:value="76" calcext:value-type="float">
            <text:p>76</text:p>
          </table:table-cell>
          <table:table-cell table:formula="of:=[.L24]+1&amp;&quot; - &quot;&amp;[.L25]-2" office:value-type="string" office:string-value="77 - 78" calcext:value-type="string">
            <text:p>77 - 78</text:p>
          </table:table-cell>
        </table:table-row>
        <table:table-row table:style-name="ro1">
          <table:table-cell/>
          <table:covered-table-cell table:number-columns-repeated="6"/>
          <table:table-cell table:style-name="ce5" office:value-type="float" office:value="80" calcext:value-type="float" table:number-columns-spanned="1" table:number-rows-spanned="4">
            <text:p>80</text:p>
          </table:table-cell>
          <table:table-cell table:style-name="ce11" table:formula="of:=[.H25]+1&amp;&quot; - &quot;&amp;[.H29]-2" office:value-type="string" office:string-value="81 - 94" calcext:value-type="string" table:number-columns-spanned="1" table:number-rows-spanned="4">
            <text:p>81 - 94</text:p>
          </table:table-cell>
          <table:table-cell office:value-type="float" office:value="80" calcext:value-type="float" table:number-columns-spanned="1" table:number-rows-spanned="2">
            <text:p>80</text:p>
          </table:table-cell>
          <table:table-cell table:formula="of:=[.J25]+1&amp;&quot; - &quot;&amp;[.J27]-2" office:value-type="string" office:string-value="81 - 86" calcext:value-type="string" table:number-columns-spanned="1" table:number-rows-spanned="2">
            <text:p>81 - 86</text:p>
          </table:table-cell>
          <table:table-cell office:value-type="float" office:value="80" calcext:value-type="float">
            <text:p>80</text:p>
          </table:table-cell>
          <table:table-cell table:formula="of:=[.L25]+1&amp;&quot; - &quot;&amp;[.L26]-2" office:value-type="string" office:string-value="81 - 82" calcext:value-type="string">
            <text:p>81 - 82</text:p>
          </table:table-cell>
        </table:table-row>
        <table:table-row table:style-name="ro1">
          <table:table-cell/>
          <table:covered-table-cell table:number-columns-repeated="8"/>
          <table:covered-table-cell table:style-name="ce14"/>
          <table:covered-table-cell table:style-name="ce15"/>
          <table:table-cell office:value-type="float" office:value="84" calcext:value-type="float">
            <text:p>84</text:p>
          </table:table-cell>
          <table:table-cell table:formula="of:=[.L26]+1&amp;&quot; - &quot;&amp;[.L27]-2" office:value-type="string" office:string-value="85 - 86" calcext:value-type="string">
            <text:p>85 - 86</text:p>
          </table:table-cell>
        </table:table-row>
        <table:table-row table:style-name="ro1">
          <table:table-cell/>
          <table:covered-table-cell table:number-columns-repeated="8"/>
          <table:table-cell office:value-type="float" office:value="88" calcext:value-type="float" table:number-columns-spanned="1" table:number-rows-spanned="2">
            <text:p>88</text:p>
          </table:table-cell>
          <table:table-cell table:formula="of:=[.J27]+1&amp;&quot; - &quot;&amp;[.J29]-2" office:value-type="string" office:string-value="89 - 94" calcext:value-type="string" table:number-columns-spanned="1" table:number-rows-spanned="2">
            <text:p>89 - 94</text:p>
          </table:table-cell>
          <table:table-cell office:value-type="float" office:value="88" calcext:value-type="float">
            <text:p>88</text:p>
          </table:table-cell>
          <table:table-cell table:formula="of:=[.L27]+1&amp;&quot; - &quot;&amp;[.L28]-2" office:value-type="string" office:string-value="89 - 90" calcext:value-type="string">
            <text:p>89 - 90</text:p>
          </table:table-cell>
        </table:table-row>
        <table:table-row table:style-name="ro1">
          <table:table-cell/>
          <table:covered-table-cell table:number-columns-repeated="8"/>
          <table:covered-table-cell table:style-name="ce14"/>
          <table:covered-table-cell table:style-name="ce15"/>
          <table:table-cell office:value-type="float" office:value="92" calcext:value-type="float">
            <text:p>92</text:p>
          </table:table-cell>
          <table:table-cell table:formula="of:=[.L28]+1&amp;&quot; - &quot;&amp;[.L29]-2" office:value-type="string" office:string-value="93 - 94" calcext:value-type="string">
            <text:p>93 - 94</text:p>
          </table:table-cell>
        </table:table-row>
        <table:table-row table:style-name="ro1">
          <table:table-cell/>
          <table:covered-table-cell table:number-columns-repeated="4"/>
          <table:table-cell table:style-name="ce5" office:value-type="float" office:value="96" calcext:value-type="float" table:number-columns-spanned="1" table:number-rows-spanned="8">
            <text:p>96</text:p>
          </table:table-cell>
          <table:table-cell table:style-name="ce11" table:formula="of:=[.F29]+1&amp;&quot; - &quot;&amp;[.F37]-2" office:value-type="string" office:string-value="97 - 126" calcext:value-type="string" table:number-columns-spanned="1" table:number-rows-spanned="8">
            <text:p>97 - 126</text:p>
          </table:table-cell>
          <table:table-cell table:style-name="ce5" office:value-type="float" office:value="96" calcext:value-type="float" table:number-columns-spanned="1" table:number-rows-spanned="4">
            <text:p>96</text:p>
          </table:table-cell>
          <table:table-cell table:style-name="ce11" table:formula="of:=[.H29]+1&amp;&quot; - &quot;&amp;[.H33]-2" office:value-type="string" office:string-value="97 - 110" calcext:value-type="string" table:number-columns-spanned="1" table:number-rows-spanned="4">
            <text:p>97 - 110</text:p>
          </table:table-cell>
          <table:table-cell office:value-type="float" office:value="96" calcext:value-type="float" table:number-columns-spanned="1" table:number-rows-spanned="2">
            <text:p>96</text:p>
          </table:table-cell>
          <table:table-cell table:formula="of:=[.J29]+1&amp;&quot; - &quot;&amp;[.J31]-2" office:value-type="string" office:string-value="97 - 102" calcext:value-type="string" table:number-columns-spanned="1" table:number-rows-spanned="2">
            <text:p>97 - 102</text:p>
          </table:table-cell>
          <table:table-cell office:value-type="float" office:value="96" calcext:value-type="float">
            <text:p>96</text:p>
          </table:table-cell>
          <table:table-cell table:formula="of:=[.L29]+1&amp;&quot; - &quot;&amp;[.L30]-2" office:value-type="string" office:string-value="97 - 98" calcext:value-type="string">
            <text:p>97 - 98</text:p>
          </table:table-cell>
        </table:table-row>
        <table:table-row table:style-name="ro1">
          <table:table-cell/>
          <table:covered-table-cell table:number-columns-repeated="8"/>
          <table:covered-table-cell table:style-name="ce14"/>
          <table:covered-table-cell table:style-name="ce15"/>
          <table:table-cell office:value-type="float" office:value="100" calcext:value-type="float">
            <text:p>100</text:p>
          </table:table-cell>
          <table:table-cell table:formula="of:=[.L30]+1&amp;&quot; - &quot;&amp;[.L31]-2" office:value-type="string" office:string-value="101 - 102" calcext:value-type="string">
            <text:p>101 - 102</text:p>
          </table:table-cell>
        </table:table-row>
        <table:table-row table:style-name="ro1">
          <table:table-cell/>
          <table:covered-table-cell table:number-columns-repeated="8"/>
          <table:table-cell office:value-type="float" office:value="104" calcext:value-type="float" table:number-columns-spanned="1" table:number-rows-spanned="2">
            <text:p>104</text:p>
          </table:table-cell>
          <table:table-cell table:formula="of:=[.J31]+1&amp;&quot; - &quot;&amp;[.J33]-2" office:value-type="string" office:string-value="105 - 110" calcext:value-type="string" table:number-columns-spanned="1" table:number-rows-spanned="2">
            <text:p>105 - 110</text:p>
          </table:table-cell>
          <table:table-cell office:value-type="float" office:value="104" calcext:value-type="float">
            <text:p>104</text:p>
          </table:table-cell>
          <table:table-cell table:formula="of:=[.L31]+1&amp;&quot; - &quot;&amp;[.L32]-2" office:value-type="string" office:string-value="105 - 106" calcext:value-type="string">
            <text:p>105 - 106</text:p>
          </table:table-cell>
        </table:table-row>
        <table:table-row table:style-name="ro1">
          <table:table-cell/>
          <table:covered-table-cell table:number-columns-repeated="8"/>
          <table:covered-table-cell table:style-name="ce14"/>
          <table:covered-table-cell table:style-name="ce15"/>
          <table:table-cell office:value-type="float" office:value="108" calcext:value-type="float">
            <text:p>108</text:p>
          </table:table-cell>
          <table:table-cell table:formula="of:=[.L32]+1&amp;&quot; - &quot;&amp;[.L33]-2" office:value-type="string" office:string-value="109 - 110" calcext:value-type="string">
            <text:p>109 - 110</text:p>
          </table:table-cell>
        </table:table-row>
        <table:table-row table:style-name="ro1">
          <table:table-cell/>
          <table:covered-table-cell table:number-columns-repeated="6"/>
          <table:table-cell table:style-name="ce5" office:value-type="float" office:value="112" calcext:value-type="float" table:number-columns-spanned="1" table:number-rows-spanned="4">
            <text:p>112</text:p>
          </table:table-cell>
          <table:table-cell table:style-name="ce11" table:formula="of:=[.H33]+1&amp;&quot; - &quot;&amp;[.H37]-2" office:value-type="string" office:string-value="113 - 126" calcext:value-type="string" table:number-columns-spanned="1" table:number-rows-spanned="4">
            <text:p>113 - 126</text:p>
          </table:table-cell>
          <table:table-cell office:value-type="float" office:value="112" calcext:value-type="float" table:number-columns-spanned="1" table:number-rows-spanned="2">
            <text:p>112</text:p>
          </table:table-cell>
          <table:table-cell table:formula="of:=[.J33]+1&amp;&quot; - &quot;&amp;[.J35]-2" office:value-type="string" office:string-value="113 - 118" calcext:value-type="string" table:number-columns-spanned="1" table:number-rows-spanned="2">
            <text:p>113 - 118</text:p>
          </table:table-cell>
          <table:table-cell office:value-type="float" office:value="112" calcext:value-type="float">
            <text:p>112</text:p>
          </table:table-cell>
          <table:table-cell table:formula="of:=[.L33]+1&amp;&quot; - &quot;&amp;[.L34]-2" office:value-type="string" office:string-value="113 - 114" calcext:value-type="string">
            <text:p>113 - 114</text:p>
          </table:table-cell>
        </table:table-row>
        <table:table-row table:style-name="ro1">
          <table:table-cell/>
          <table:covered-table-cell table:number-columns-repeated="8"/>
          <table:covered-table-cell table:style-name="ce14"/>
          <table:covered-table-cell table:style-name="ce15"/>
          <table:table-cell office:value-type="float" office:value="116" calcext:value-type="float">
            <text:p>116</text:p>
          </table:table-cell>
          <table:table-cell table:formula="of:=[.L34]+1&amp;&quot; - &quot;&amp;[.L35]-2" office:value-type="string" office:string-value="117 - 118" calcext:value-type="string">
            <text:p>117 - 118</text:p>
          </table:table-cell>
        </table:table-row>
        <table:table-row table:style-name="ro1">
          <table:table-cell/>
          <table:covered-table-cell table:number-columns-repeated="8"/>
          <table:table-cell office:value-type="float" office:value="120" calcext:value-type="float" table:number-columns-spanned="1" table:number-rows-spanned="2">
            <text:p>120</text:p>
          </table:table-cell>
          <table:table-cell table:formula="of:=[.J35]+1&amp;&quot; - &quot;&amp;[.J37]-2" office:value-type="string" office:string-value="121 - 126" calcext:value-type="string" table:number-columns-spanned="1" table:number-rows-spanned="2">
            <text:p>121 - 126</text:p>
          </table:table-cell>
          <table:table-cell office:value-type="float" office:value="120" calcext:value-type="float">
            <text:p>120</text:p>
          </table:table-cell>
          <table:table-cell table:formula="of:=[.L35]+1&amp;&quot; - &quot;&amp;[.L36]-2" office:value-type="string" office:string-value="121 - 122" calcext:value-type="string">
            <text:p>121 - 122</text:p>
          </table:table-cell>
        </table:table-row>
        <table:table-row table:style-name="ro1">
          <table:table-cell/>
          <table:covered-table-cell table:style-name="ce7"/>
          <table:covered-table-cell table:style-name="ce13"/>
          <table:covered-table-cell table:number-columns-repeated="6"/>
          <table:covered-table-cell table:style-name="ce14"/>
          <table:covered-table-cell table:style-name="ce15"/>
          <table:table-cell office:value-type="float" office:value="124" calcext:value-type="float">
            <text:p>124</text:p>
          </table:table-cell>
          <table:table-cell table:formula="of:=[.L36]+1&amp;&quot; - &quot;&amp;[.L37]-2" office:value-type="string" office:string-value="125 - 126" calcext:value-type="string">
            <text:p>125 - 126</text:p>
          </table:table-cell>
        </table:table-row>
        <table:table-row table:style-name="ro1">
          <table:table-cell/>
          <table:table-cell table:style-name="ce5" office:value-type="float" office:value="128" calcext:value-type="float" table:number-columns-spanned="1" table:number-rows-spanned="32">
            <text:p>128</text:p>
          </table:table-cell>
          <table:table-cell table:style-name="ce11" table:formula="of:=[.B37]+1&amp;&quot; - &quot;&amp;256-2" office:value-type="string" office:string-value="129 - 254" calcext:value-type="string" table:number-columns-spanned="1" table:number-rows-spanned="32">
            <text:p>129 - 254</text:p>
          </table:table-cell>
          <table:table-cell table:style-name="ce5" office:value-type="float" office:value="128" calcext:value-type="float" table:number-columns-spanned="1" table:number-rows-spanned="16">
            <text:p>128</text:p>
          </table:table-cell>
          <table:table-cell table:style-name="ce11" table:formula="of:=[.D37]+1&amp;&quot; - &quot;&amp;[.D53]-2" office:value-type="string" office:string-value="129 - 190" calcext:value-type="string" table:number-columns-spanned="1" table:number-rows-spanned="16">
            <text:p>129 - 190</text:p>
          </table:table-cell>
          <table:table-cell table:style-name="ce5" office:value-type="float" office:value="128" calcext:value-type="float" table:number-columns-spanned="1" table:number-rows-spanned="8">
            <text:p>128</text:p>
          </table:table-cell>
          <table:table-cell table:style-name="ce11" table:formula="of:=[.F37]+1&amp;&quot; - &quot;&amp;[.F45]-2" office:value-type="string" office:string-value="129 - 158" calcext:value-type="string" table:number-columns-spanned="1" table:number-rows-spanned="8">
            <text:p>129 - 158</text:p>
          </table:table-cell>
          <table:table-cell table:style-name="ce5" office:value-type="float" office:value="128" calcext:value-type="float" table:number-columns-spanned="1" table:number-rows-spanned="4">
            <text:p>128</text:p>
          </table:table-cell>
          <table:table-cell table:style-name="ce11" table:formula="of:=[.H37]+1&amp;&quot; - &quot;&amp;[.H41]-2" office:value-type="string" office:string-value="129 - 142" calcext:value-type="string" table:number-columns-spanned="1" table:number-rows-spanned="4">
            <text:p>129 - 142</text:p>
          </table:table-cell>
          <table:table-cell office:value-type="float" office:value="128" calcext:value-type="float" table:number-columns-spanned="1" table:number-rows-spanned="2">
            <text:p>128</text:p>
          </table:table-cell>
          <table:table-cell table:formula="of:=[.J37]+1&amp;&quot; - &quot;&amp;[.J39]-2" office:value-type="string" office:string-value="129 - 134" calcext:value-type="string" table:number-columns-spanned="1" table:number-rows-spanned="2">
            <text:p>129 - 134</text:p>
          </table:table-cell>
          <table:table-cell office:value-type="float" office:value="128" calcext:value-type="float">
            <text:p>128</text:p>
          </table:table-cell>
          <table:table-cell table:formula="of:=[.L37]+1&amp;&quot; - &quot;&amp;[.L38]-2" office:value-type="string" office:string-value="129 - 130" calcext:value-type="string">
            <text:p>129 - 130</text:p>
          </table:table-cell>
        </table:table-row>
        <table:table-row table:style-name="ro1">
          <table:table-cell/>
          <table:covered-table-cell table:number-columns-repeated="8"/>
          <table:covered-table-cell table:style-name="ce14"/>
          <table:covered-table-cell table:style-name="ce15"/>
          <table:table-cell office:value-type="float" office:value="132" calcext:value-type="float">
            <text:p>132</text:p>
          </table:table-cell>
          <table:table-cell table:formula="of:=[.L38]+1&amp;&quot; - &quot;&amp;[.L39]-2" office:value-type="string" office:string-value="133 - 134" calcext:value-type="string">
            <text:p>133 - 134</text:p>
          </table:table-cell>
        </table:table-row>
        <table:table-row table:style-name="ro1">
          <table:table-cell/>
          <table:covered-table-cell table:number-columns-repeated="8"/>
          <table:table-cell office:value-type="float" office:value="136" calcext:value-type="float" table:number-columns-spanned="1" table:number-rows-spanned="2">
            <text:p>136</text:p>
          </table:table-cell>
          <table:table-cell table:formula="of:=[.J39]+1&amp;&quot; - &quot;&amp;[.J41]-2" office:value-type="string" office:string-value="137 - 142" calcext:value-type="string" table:number-columns-spanned="1" table:number-rows-spanned="2">
            <text:p>137 - 142</text:p>
          </table:table-cell>
          <table:table-cell office:value-type="float" office:value="136" calcext:value-type="float">
            <text:p>136</text:p>
          </table:table-cell>
          <table:table-cell table:formula="of:=[.L39]+1&amp;&quot; - &quot;&amp;[.L40]-2" office:value-type="string" office:string-value="137 - 138" calcext:value-type="string">
            <text:p>137 - 138</text:p>
          </table:table-cell>
        </table:table-row>
        <table:table-row table:style-name="ro1">
          <table:table-cell/>
          <table:covered-table-cell table:number-columns-repeated="8"/>
          <table:covered-table-cell table:style-name="ce14"/>
          <table:covered-table-cell table:style-name="ce15"/>
          <table:table-cell office:value-type="float" office:value="140" calcext:value-type="float">
            <text:p>140</text:p>
          </table:table-cell>
          <table:table-cell table:formula="of:=[.L40]+1&amp;&quot; - &quot;&amp;[.L41]-2" office:value-type="string" office:string-value="141 - 142" calcext:value-type="string">
            <text:p>141 - 142</text:p>
          </table:table-cell>
        </table:table-row>
        <table:table-row table:style-name="ro1">
          <table:table-cell/>
          <table:covered-table-cell table:number-columns-repeated="6"/>
          <table:table-cell table:style-name="ce5" office:value-type="float" office:value="144" calcext:value-type="float" table:number-columns-spanned="1" table:number-rows-spanned="4">
            <text:p>144</text:p>
          </table:table-cell>
          <table:table-cell table:style-name="ce11" table:formula="of:=[.H41]+1&amp;&quot; - &quot;&amp;[.H45]-2" office:value-type="string" office:string-value="145 - 158" calcext:value-type="string" table:number-columns-spanned="1" table:number-rows-spanned="4">
            <text:p>145 - 158</text:p>
          </table:table-cell>
          <table:table-cell office:value-type="float" office:value="144" calcext:value-type="float" table:number-columns-spanned="1" table:number-rows-spanned="2">
            <text:p>144</text:p>
          </table:table-cell>
          <table:table-cell table:formula="of:=[.J41]+1&amp;&quot; - &quot;&amp;[.J43]-2" office:value-type="string" office:string-value="145 - 150" calcext:value-type="string" table:number-columns-spanned="1" table:number-rows-spanned="2">
            <text:p>145 - 150</text:p>
          </table:table-cell>
          <table:table-cell office:value-type="float" office:value="144" calcext:value-type="float">
            <text:p>144</text:p>
          </table:table-cell>
          <table:table-cell table:formula="of:=[.L41]+1&amp;&quot; - &quot;&amp;[.L42]-2" office:value-type="string" office:string-value="145 - 146" calcext:value-type="string">
            <text:p>145 - 146</text:p>
          </table:table-cell>
        </table:table-row>
        <table:table-row table:style-name="ro1">
          <table:table-cell/>
          <table:covered-table-cell table:number-columns-repeated="8"/>
          <table:covered-table-cell table:style-name="ce14"/>
          <table:covered-table-cell table:style-name="ce15"/>
          <table:table-cell office:value-type="float" office:value="148" calcext:value-type="float">
            <text:p>148</text:p>
          </table:table-cell>
          <table:table-cell table:formula="of:=[.L42]+1&amp;&quot; - &quot;&amp;[.L43]-2" office:value-type="string" office:string-value="149 - 150" calcext:value-type="string">
            <text:p>149 - 150</text:p>
          </table:table-cell>
        </table:table-row>
        <table:table-row table:style-name="ro1">
          <table:table-cell/>
          <table:covered-table-cell table:number-columns-repeated="8"/>
          <table:table-cell office:value-type="float" office:value="152" calcext:value-type="float" table:number-columns-spanned="1" table:number-rows-spanned="2">
            <text:p>152</text:p>
          </table:table-cell>
          <table:table-cell table:formula="of:=[.J43]+1&amp;&quot; - &quot;&amp;[.J45]-2" office:value-type="string" office:string-value="153 - 158" calcext:value-type="string" table:number-columns-spanned="1" table:number-rows-spanned="2">
            <text:p>153 - 158</text:p>
          </table:table-cell>
          <table:table-cell office:value-type="float" office:value="152" calcext:value-type="float">
            <text:p>152</text:p>
          </table:table-cell>
          <table:table-cell table:formula="of:=[.L43]+1&amp;&quot; - &quot;&amp;[.L44]-2" office:value-type="string" office:string-value="153 - 154" calcext:value-type="string">
            <text:p>153 - 154</text:p>
          </table:table-cell>
        </table:table-row>
        <table:table-row table:style-name="ro1">
          <table:table-cell/>
          <table:covered-table-cell table:number-columns-repeated="8"/>
          <table:covered-table-cell table:style-name="ce14"/>
          <table:covered-table-cell table:style-name="ce15"/>
          <table:table-cell office:value-type="float" office:value="156" calcext:value-type="float">
            <text:p>156</text:p>
          </table:table-cell>
          <table:table-cell table:formula="of:=[.L44]+1&amp;&quot; - &quot;&amp;[.L45]-2" office:value-type="string" office:string-value="157 - 158" calcext:value-type="string">
            <text:p>157 - 158</text:p>
          </table:table-cell>
        </table:table-row>
        <table:table-row table:style-name="ro1">
          <table:table-cell/>
          <table:covered-table-cell table:number-columns-repeated="4"/>
          <table:table-cell table:style-name="ce5" office:value-type="float" office:value="160" calcext:value-type="float" table:number-columns-spanned="1" table:number-rows-spanned="8">
            <text:p>160</text:p>
          </table:table-cell>
          <table:table-cell table:style-name="ce11" table:formula="of:=[.F45]+1&amp;&quot; - &quot;&amp;[.F53]-2" office:value-type="string" office:string-value="161 - 190" calcext:value-type="string" table:number-columns-spanned="1" table:number-rows-spanned="8">
            <text:p>161 - 190</text:p>
          </table:table-cell>
          <table:table-cell table:style-name="ce5" office:value-type="float" office:value="160" calcext:value-type="float" table:number-columns-spanned="1" table:number-rows-spanned="4">
            <text:p>160</text:p>
          </table:table-cell>
          <table:table-cell table:style-name="ce11" table:formula="of:=[.H45]+1&amp;&quot; - &quot;&amp;[.H49]-2" office:value-type="string" office:string-value="161 - 174" calcext:value-type="string" table:number-columns-spanned="1" table:number-rows-spanned="4">
            <text:p>161 - 174</text:p>
          </table:table-cell>
          <table:table-cell office:value-type="float" office:value="160" calcext:value-type="float" table:number-columns-spanned="1" table:number-rows-spanned="2">
            <text:p>160</text:p>
          </table:table-cell>
          <table:table-cell table:formula="of:=[.J45]+1&amp;&quot; - &quot;&amp;[.J47]-2" office:value-type="string" office:string-value="161 - 166" calcext:value-type="string" table:number-columns-spanned="1" table:number-rows-spanned="2">
            <text:p>161 - 166</text:p>
          </table:table-cell>
          <table:table-cell office:value-type="float" office:value="160" calcext:value-type="float">
            <text:p>160</text:p>
          </table:table-cell>
          <table:table-cell table:formula="of:=[.L45]+1&amp;&quot; - &quot;&amp;[.L46]-2" office:value-type="string" office:string-value="161 - 162" calcext:value-type="string">
            <text:p>161 - 162</text:p>
          </table:table-cell>
        </table:table-row>
        <table:table-row table:style-name="ro1">
          <table:table-cell/>
          <table:covered-table-cell table:number-columns-repeated="8"/>
          <table:covered-table-cell table:style-name="ce14"/>
          <table:covered-table-cell table:style-name="ce15"/>
          <table:table-cell office:value-type="float" office:value="164" calcext:value-type="float">
            <text:p>164</text:p>
          </table:table-cell>
          <table:table-cell table:formula="of:=[.L46]+1&amp;&quot; - &quot;&amp;[.L47]-2" office:value-type="string" office:string-value="165 - 166" calcext:value-type="string">
            <text:p>165 - 166</text:p>
          </table:table-cell>
        </table:table-row>
        <table:table-row table:style-name="ro1">
          <table:table-cell/>
          <table:covered-table-cell table:number-columns-repeated="8"/>
          <table:table-cell office:value-type="float" office:value="168" calcext:value-type="float" table:number-columns-spanned="1" table:number-rows-spanned="2">
            <text:p>168</text:p>
          </table:table-cell>
          <table:table-cell table:formula="of:=[.J47]+1&amp;&quot; - &quot;&amp;[.J49]-2" office:value-type="string" office:string-value="169 - 174" calcext:value-type="string" table:number-columns-spanned="1" table:number-rows-spanned="2">
            <text:p>169 - 174</text:p>
          </table:table-cell>
          <table:table-cell office:value-type="float" office:value="168" calcext:value-type="float">
            <text:p>168</text:p>
          </table:table-cell>
          <table:table-cell table:formula="of:=[.L47]+1&amp;&quot; - &quot;&amp;[.L48]-2" office:value-type="string" office:string-value="169 - 170" calcext:value-type="string">
            <text:p>169 - 170</text:p>
          </table:table-cell>
        </table:table-row>
        <table:table-row table:style-name="ro1">
          <table:table-cell/>
          <table:covered-table-cell table:number-columns-repeated="8"/>
          <table:covered-table-cell table:style-name="ce14"/>
          <table:covered-table-cell table:style-name="ce15"/>
          <table:table-cell office:value-type="float" office:value="172" calcext:value-type="float">
            <text:p>172</text:p>
          </table:table-cell>
          <table:table-cell table:formula="of:=[.L48]+1&amp;&quot; - &quot;&amp;[.L49]-2" office:value-type="string" office:string-value="173 - 174" calcext:value-type="string">
            <text:p>173 - 174</text:p>
          </table:table-cell>
        </table:table-row>
        <table:table-row table:style-name="ro1">
          <table:table-cell/>
          <table:covered-table-cell table:number-columns-repeated="6"/>
          <table:table-cell table:style-name="ce5" office:value-type="float" office:value="176" calcext:value-type="float" table:number-columns-spanned="1" table:number-rows-spanned="4">
            <text:p>176</text:p>
          </table:table-cell>
          <table:table-cell table:style-name="ce11" table:formula="of:=[.H49]+1&amp;&quot; - &quot;&amp;[.H53]-2" office:value-type="string" office:string-value="177 - 190" calcext:value-type="string" table:number-columns-spanned="1" table:number-rows-spanned="4">
            <text:p>177 - 190</text:p>
          </table:table-cell>
          <table:table-cell office:value-type="float" office:value="176" calcext:value-type="float" table:number-columns-spanned="1" table:number-rows-spanned="2">
            <text:p>176</text:p>
          </table:table-cell>
          <table:table-cell table:formula="of:=[.J49]+1&amp;&quot; - &quot;&amp;[.J51]-2" office:value-type="string" office:string-value="177 - 182" calcext:value-type="string" table:number-columns-spanned="1" table:number-rows-spanned="2">
            <text:p>177 - 182</text:p>
          </table:table-cell>
          <table:table-cell office:value-type="float" office:value="176" calcext:value-type="float">
            <text:p>176</text:p>
          </table:table-cell>
          <table:table-cell table:formula="of:=[.L49]+1&amp;&quot; - &quot;&amp;[.L50]-2" office:value-type="string" office:string-value="177 - 178" calcext:value-type="string">
            <text:p>177 - 178</text:p>
          </table:table-cell>
        </table:table-row>
        <table:table-row table:style-name="ro1">
          <table:table-cell/>
          <table:covered-table-cell table:number-columns-repeated="8"/>
          <table:covered-table-cell table:style-name="ce14"/>
          <table:covered-table-cell table:style-name="ce15"/>
          <table:table-cell office:value-type="float" office:value="180" calcext:value-type="float">
            <text:p>180</text:p>
          </table:table-cell>
          <table:table-cell table:formula="of:=[.L50]+1&amp;&quot; - &quot;&amp;[.L51]-2" office:value-type="string" office:string-value="181 - 182" calcext:value-type="string">
            <text:p>181 - 182</text:p>
          </table:table-cell>
        </table:table-row>
        <table:table-row table:style-name="ro1">
          <table:table-cell/>
          <table:covered-table-cell table:number-columns-repeated="8"/>
          <table:table-cell office:value-type="float" office:value="184" calcext:value-type="float" table:number-columns-spanned="1" table:number-rows-spanned="2">
            <text:p>184</text:p>
          </table:table-cell>
          <table:table-cell table:formula="of:=[.J51]+1&amp;&quot; - &quot;&amp;[.J53]-2" office:value-type="string" office:string-value="185 - 190" calcext:value-type="string" table:number-columns-spanned="1" table:number-rows-spanned="2">
            <text:p>185 - 190</text:p>
          </table:table-cell>
          <table:table-cell office:value-type="float" office:value="184" calcext:value-type="float">
            <text:p>184</text:p>
          </table:table-cell>
          <table:table-cell table:formula="of:=[.L51]+1&amp;&quot; - &quot;&amp;[.L52]-2" office:value-type="string" office:string-value="185 - 186" calcext:value-type="string">
            <text:p>185 - 186</text:p>
          </table:table-cell>
        </table:table-row>
        <table:table-row table:style-name="ro1">
          <table:table-cell/>
          <table:covered-table-cell table:number-columns-repeated="8"/>
          <table:covered-table-cell table:style-name="ce14"/>
          <table:covered-table-cell table:style-name="ce15"/>
          <table:table-cell office:value-type="float" office:value="188" calcext:value-type="float">
            <text:p>188</text:p>
          </table:table-cell>
          <table:table-cell table:formula="of:=[.L52]+1&amp;&quot; - &quot;&amp;[.L53]-2" office:value-type="string" office:string-value="189 - 190" calcext:value-type="string">
            <text:p>189 - 190</text:p>
          </table:table-cell>
        </table:table-row>
        <table:table-row table:style-name="ro1">
          <table:table-cell/>
          <table:covered-table-cell table:number-columns-repeated="2"/>
          <table:table-cell table:style-name="ce5" office:value-type="float" office:value="192" calcext:value-type="float" table:number-columns-spanned="1" table:number-rows-spanned="16">
            <text:p>192</text:p>
          </table:table-cell>
          <table:table-cell table:style-name="ce11" table:formula="of:=[.D53]+1&amp;&quot; - &quot;&amp;256-2" office:value-type="string" office:string-value="193 - 254" calcext:value-type="string" table:number-columns-spanned="1" table:number-rows-spanned="16">
            <text:p>193 - 254</text:p>
          </table:table-cell>
          <table:table-cell table:style-name="ce5" office:value-type="float" office:value="192" calcext:value-type="float" table:number-columns-spanned="1" table:number-rows-spanned="8">
            <text:p>192</text:p>
          </table:table-cell>
          <table:table-cell table:style-name="ce11" table:formula="of:=[.F53]+1&amp;&quot; - &quot;&amp;[.F61]-2" office:value-type="string" office:string-value="193 - 222" calcext:value-type="string" table:number-columns-spanned="1" table:number-rows-spanned="8">
            <text:p>193 - 222</text:p>
          </table:table-cell>
          <table:table-cell table:style-name="ce5" office:value-type="float" office:value="192" calcext:value-type="float" table:number-columns-spanned="1" table:number-rows-spanned="4">
            <text:p>192</text:p>
          </table:table-cell>
          <table:table-cell table:style-name="ce11" table:formula="of:=[.H53]+1&amp;&quot; - &quot;&amp;[.H57]-2" office:value-type="string" office:string-value="193 - 206" calcext:value-type="string" table:number-columns-spanned="1" table:number-rows-spanned="4">
            <text:p>193 - 206</text:p>
          </table:table-cell>
          <table:table-cell office:value-type="float" office:value="192" calcext:value-type="float" table:number-columns-spanned="1" table:number-rows-spanned="2">
            <text:p>192</text:p>
          </table:table-cell>
          <table:table-cell table:formula="of:=[.J53]+1&amp;&quot; - &quot;&amp;[.J55]-2" office:value-type="string" office:string-value="193 - 198" calcext:value-type="string" table:number-columns-spanned="1" table:number-rows-spanned="2">
            <text:p>193 - 198</text:p>
          </table:table-cell>
          <table:table-cell office:value-type="float" office:value="192" calcext:value-type="float">
            <text:p>192</text:p>
          </table:table-cell>
          <table:table-cell table:formula="of:=[.L53]+1&amp;&quot; - &quot;&amp;[.L54]-2" office:value-type="string" office:string-value="193 - 194" calcext:value-type="string">
            <text:p>193 - 194</text:p>
          </table:table-cell>
        </table:table-row>
        <table:table-row table:style-name="ro1">
          <table:table-cell/>
          <table:covered-table-cell table:number-columns-repeated="8"/>
          <table:covered-table-cell table:style-name="ce14"/>
          <table:covered-table-cell table:style-name="ce15"/>
          <table:table-cell office:value-type="float" office:value="196" calcext:value-type="float">
            <text:p>196</text:p>
          </table:table-cell>
          <table:table-cell table:formula="of:=[.L54]+1&amp;&quot; - &quot;&amp;[.L55]-2" office:value-type="string" office:string-value="197 - 198" calcext:value-type="string">
            <text:p>197 - 198</text:p>
          </table:table-cell>
        </table:table-row>
        <table:table-row table:style-name="ro1">
          <table:table-cell/>
          <table:covered-table-cell table:number-columns-repeated="8"/>
          <table:table-cell office:value-type="float" office:value="200" calcext:value-type="float" table:number-columns-spanned="1" table:number-rows-spanned="2">
            <text:p>200</text:p>
          </table:table-cell>
          <table:table-cell table:formula="of:=[.J55]+1&amp;&quot; - &quot;&amp;[.J57]-2" office:value-type="string" office:string-value="201 - 206" calcext:value-type="string" table:number-columns-spanned="1" table:number-rows-spanned="2">
            <text:p>201 - 206</text:p>
          </table:table-cell>
          <table:table-cell office:value-type="float" office:value="200" calcext:value-type="float">
            <text:p>200</text:p>
          </table:table-cell>
          <table:table-cell table:formula="of:=[.L55]+1&amp;&quot; - &quot;&amp;[.L56]-2" office:value-type="string" office:string-value="201 - 202" calcext:value-type="string">
            <text:p>201 - 202</text:p>
          </table:table-cell>
        </table:table-row>
        <table:table-row table:style-name="ro1">
          <table:table-cell/>
          <table:covered-table-cell table:number-columns-repeated="8"/>
          <table:covered-table-cell table:style-name="ce14"/>
          <table:covered-table-cell table:style-name="ce15"/>
          <table:table-cell office:value-type="float" office:value="204" calcext:value-type="float">
            <text:p>204</text:p>
          </table:table-cell>
          <table:table-cell table:formula="of:=[.L56]+1&amp;&quot; - &quot;&amp;[.L57]-2" office:value-type="string" office:string-value="205 - 206" calcext:value-type="string">
            <text:p>205 - 206</text:p>
          </table:table-cell>
        </table:table-row>
        <table:table-row table:style-name="ro1">
          <table:table-cell/>
          <table:covered-table-cell table:number-columns-repeated="6"/>
          <table:table-cell table:style-name="ce5" office:value-type="float" office:value="208" calcext:value-type="float" table:number-columns-spanned="1" table:number-rows-spanned="4">
            <text:p>208</text:p>
          </table:table-cell>
          <table:table-cell table:style-name="ce11" table:formula="of:=[.H57]+1&amp;&quot; - &quot;&amp;[.H61]-2" office:value-type="string" office:string-value="209 - 222" calcext:value-type="string" table:number-columns-spanned="1" table:number-rows-spanned="4">
            <text:p>209 - 222</text:p>
          </table:table-cell>
          <table:table-cell office:value-type="float" office:value="208" calcext:value-type="float" table:number-columns-spanned="1" table:number-rows-spanned="2">
            <text:p>208</text:p>
          </table:table-cell>
          <table:table-cell table:formula="of:=[.J57]+1&amp;&quot; - &quot;&amp;[.J59]-2" office:value-type="string" office:string-value="209 - 214" calcext:value-type="string" table:number-columns-spanned="1" table:number-rows-spanned="2">
            <text:p>209 - 214</text:p>
          </table:table-cell>
          <table:table-cell office:value-type="float" office:value="208" calcext:value-type="float">
            <text:p>208</text:p>
          </table:table-cell>
          <table:table-cell table:formula="of:=[.L57]+1&amp;&quot; - &quot;&amp;[.L58]-2" office:value-type="string" office:string-value="209 - 210" calcext:value-type="string">
            <text:p>209 - 210</text:p>
          </table:table-cell>
        </table:table-row>
        <table:table-row table:style-name="ro1">
          <table:table-cell/>
          <table:covered-table-cell table:number-columns-repeated="8"/>
          <table:covered-table-cell table:style-name="ce14"/>
          <table:covered-table-cell table:style-name="ce15"/>
          <table:table-cell office:value-type="float" office:value="212" calcext:value-type="float">
            <text:p>212</text:p>
          </table:table-cell>
          <table:table-cell table:formula="of:=[.L58]+1&amp;&quot; - &quot;&amp;[.L59]-2" office:value-type="string" office:string-value="213 - 214" calcext:value-type="string">
            <text:p>213 - 214</text:p>
          </table:table-cell>
        </table:table-row>
        <table:table-row table:style-name="ro1">
          <table:table-cell/>
          <table:covered-table-cell table:number-columns-repeated="8"/>
          <table:table-cell office:value-type="float" office:value="216" calcext:value-type="float" table:number-columns-spanned="1" table:number-rows-spanned="2">
            <text:p>216</text:p>
          </table:table-cell>
          <table:table-cell table:formula="of:=[.J59]+1&amp;&quot; - &quot;&amp;[.J61]-2" office:value-type="string" office:string-value="217 - 222" calcext:value-type="string" table:number-columns-spanned="1" table:number-rows-spanned="2">
            <text:p>217 - 222</text:p>
          </table:table-cell>
          <table:table-cell office:value-type="float" office:value="216" calcext:value-type="float">
            <text:p>216</text:p>
          </table:table-cell>
          <table:table-cell table:formula="of:=[.L59]+1&amp;&quot; - &quot;&amp;[.L60]-2" office:value-type="string" office:string-value="217 - 218" calcext:value-type="string">
            <text:p>217 - 218</text:p>
          </table:table-cell>
        </table:table-row>
        <table:table-row table:style-name="ro1">
          <table:table-cell/>
          <table:covered-table-cell table:number-columns-repeated="8"/>
          <table:covered-table-cell table:style-name="ce14"/>
          <table:covered-table-cell table:style-name="ce15"/>
          <table:table-cell office:value-type="float" office:value="220" calcext:value-type="float">
            <text:p>220</text:p>
          </table:table-cell>
          <table:table-cell table:formula="of:=[.L60]+1&amp;&quot; - &quot;&amp;[.L61]-2" office:value-type="string" office:string-value="221 - 222" calcext:value-type="string">
            <text:p>221 - 222</text:p>
          </table:table-cell>
        </table:table-row>
        <table:table-row table:style-name="ro1">
          <table:table-cell/>
          <table:covered-table-cell table:number-columns-repeated="4"/>
          <table:table-cell table:style-name="ce5" office:value-type="float" office:value="224" calcext:value-type="float" table:number-columns-spanned="1" table:number-rows-spanned="8">
            <text:p>224</text:p>
          </table:table-cell>
          <table:table-cell table:style-name="ce11" table:formula="of:=[.F61]+1&amp;&quot; - &quot;&amp;256-2" office:value-type="string" office:string-value="225 - 254" calcext:value-type="string" table:number-columns-spanned="1" table:number-rows-spanned="8">
            <text:p>225 - 254</text:p>
          </table:table-cell>
          <table:table-cell table:style-name="ce5" office:value-type="float" office:value="224" calcext:value-type="float" table:number-columns-spanned="1" table:number-rows-spanned="4">
            <text:p>224</text:p>
          </table:table-cell>
          <table:table-cell table:style-name="ce11" table:formula="of:=[.H61]+1&amp;&quot; - &quot;&amp;[.H65]-2" office:value-type="string" office:string-value="225 - 238" calcext:value-type="string" table:number-columns-spanned="1" table:number-rows-spanned="4">
            <text:p>225 - 238</text:p>
          </table:table-cell>
          <table:table-cell office:value-type="float" office:value="224" calcext:value-type="float" table:number-columns-spanned="1" table:number-rows-spanned="2">
            <text:p>224</text:p>
          </table:table-cell>
          <table:table-cell table:formula="of:=[.J61]+1&amp;&quot; - &quot;&amp;[.J63]-2" office:value-type="string" office:string-value="225 - 230" calcext:value-type="string" table:number-columns-spanned="1" table:number-rows-spanned="2">
            <text:p>225 - 230</text:p>
          </table:table-cell>
          <table:table-cell office:value-type="float" office:value="224" calcext:value-type="float">
            <text:p>224</text:p>
          </table:table-cell>
          <table:table-cell table:formula="of:=[.L61]+1&amp;&quot; - &quot;&amp;[.L62]-2" office:value-type="string" office:string-value="225 - 226" calcext:value-type="string">
            <text:p>225 - 226</text:p>
          </table:table-cell>
        </table:table-row>
        <table:table-row table:style-name="ro1">
          <table:table-cell/>
          <table:covered-table-cell table:number-columns-repeated="8"/>
          <table:covered-table-cell table:style-name="ce14"/>
          <table:covered-table-cell table:style-name="ce15"/>
          <table:table-cell office:value-type="float" office:value="228" calcext:value-type="float">
            <text:p>228</text:p>
          </table:table-cell>
          <table:table-cell table:formula="of:=[.L62]+1&amp;&quot; - &quot;&amp;[.L63]-2" office:value-type="string" office:string-value="229 - 230" calcext:value-type="string">
            <text:p>229 - 230</text:p>
          </table:table-cell>
        </table:table-row>
        <table:table-row table:style-name="ro1">
          <table:table-cell/>
          <table:covered-table-cell table:number-columns-repeated="8"/>
          <table:table-cell office:value-type="float" office:value="232" calcext:value-type="float" table:number-columns-spanned="1" table:number-rows-spanned="2">
            <text:p>232</text:p>
          </table:table-cell>
          <table:table-cell table:formula="of:=[.J63]+1&amp;&quot; - &quot;&amp;[.J65]-2" office:value-type="string" office:string-value="233 - 238" calcext:value-type="string" table:number-columns-spanned="1" table:number-rows-spanned="2">
            <text:p>233 - 238</text:p>
          </table:table-cell>
          <table:table-cell office:value-type="float" office:value="232" calcext:value-type="float">
            <text:p>232</text:p>
          </table:table-cell>
          <table:table-cell table:formula="of:=[.L63]+1&amp;&quot; - &quot;&amp;[.L64]-2" office:value-type="string" office:string-value="233 - 234" calcext:value-type="string">
            <text:p>233 - 234</text:p>
          </table:table-cell>
        </table:table-row>
        <table:table-row table:style-name="ro1">
          <table:table-cell/>
          <table:covered-table-cell table:number-columns-repeated="8"/>
          <table:covered-table-cell table:style-name="ce14"/>
          <table:covered-table-cell table:style-name="ce15"/>
          <table:table-cell office:value-type="float" office:value="236" calcext:value-type="float">
            <text:p>236</text:p>
          </table:table-cell>
          <table:table-cell table:formula="of:=[.L64]+1&amp;&quot; - &quot;&amp;[.L65]-2" office:value-type="string" office:string-value="237 - 238" calcext:value-type="string">
            <text:p>237 - 238</text:p>
          </table:table-cell>
        </table:table-row>
        <table:table-row table:style-name="ro1">
          <table:table-cell/>
          <table:covered-table-cell table:number-columns-repeated="6"/>
          <table:table-cell table:style-name="ce5" office:value-type="float" office:value="240" calcext:value-type="float" table:number-columns-spanned="1" table:number-rows-spanned="4">
            <text:p>240</text:p>
          </table:table-cell>
          <table:table-cell table:style-name="ce11" table:formula="of:=[.H65]+1&amp;&quot; - &quot;&amp;256-2" office:value-type="string" office:string-value="241 - 254" calcext:value-type="string" table:number-columns-spanned="1" table:number-rows-spanned="4">
            <text:p>241 - 254</text:p>
          </table:table-cell>
          <table:table-cell office:value-type="float" office:value="240" calcext:value-type="float" table:number-columns-spanned="1" table:number-rows-spanned="2">
            <text:p>240</text:p>
          </table:table-cell>
          <table:table-cell table:formula="of:=[.J65]+1&amp;&quot; - &quot;&amp;[.J67]-2" office:value-type="string" office:string-value="241 - 246" calcext:value-type="string" table:number-columns-spanned="1" table:number-rows-spanned="2">
            <text:p>241 - 246</text:p>
          </table:table-cell>
          <table:table-cell office:value-type="float" office:value="240" calcext:value-type="float">
            <text:p>240</text:p>
          </table:table-cell>
          <table:table-cell table:formula="of:=[.L65]+1&amp;&quot; - &quot;&amp;[.L66]-2" office:value-type="string" office:string-value="241 - 242" calcext:value-type="string">
            <text:p>241 - 242</text:p>
          </table:table-cell>
        </table:table-row>
        <table:table-row table:style-name="ro1">
          <table:table-cell/>
          <table:covered-table-cell table:number-columns-repeated="8"/>
          <table:covered-table-cell table:style-name="ce14"/>
          <table:covered-table-cell table:style-name="ce15"/>
          <table:table-cell office:value-type="float" office:value="244" calcext:value-type="float">
            <text:p>244</text:p>
          </table:table-cell>
          <table:table-cell table:formula="of:=[.L66]+1&amp;&quot; - &quot;&amp;[.L67]-2" office:value-type="string" office:string-value="245 - 246" calcext:value-type="string">
            <text:p>245 - 246</text:p>
          </table:table-cell>
        </table:table-row>
        <table:table-row table:style-name="ro1">
          <table:table-cell/>
          <table:covered-table-cell table:number-columns-repeated="8"/>
          <table:table-cell office:value-type="float" office:value="248" calcext:value-type="float" table:number-columns-spanned="1" table:number-rows-spanned="2">
            <text:p>248</text:p>
          </table:table-cell>
          <table:table-cell table:formula="of:=[.J67]+1&amp;&quot; - &quot;&amp;256-2" office:value-type="string" office:string-value="249 - 254" calcext:value-type="string" table:number-columns-spanned="1" table:number-rows-spanned="2">
            <text:p>249 - 254</text:p>
          </table:table-cell>
          <table:table-cell office:value-type="float" office:value="248" calcext:value-type="float">
            <text:p>248</text:p>
          </table:table-cell>
          <table:table-cell table:formula="of:=[.L67]+1&amp;&quot; - &quot;&amp;[.L68]-2" office:value-type="string" office:string-value="249 - 250" calcext:value-type="string">
            <text:p>249 - 250</text:p>
          </table:table-cell>
        </table:table-row>
        <table:table-row table:style-name="ro1">
          <table:table-cell/>
          <table:covered-table-cell table:style-name="ce7"/>
          <table:covered-table-cell table:style-name="ce13"/>
          <table:covered-table-cell table:number-columns-repeated="6"/>
          <table:covered-table-cell table:style-name="ce14"/>
          <table:covered-table-cell table:style-name="ce15"/>
          <table:table-cell office:value-type="float" office:value="252" calcext:value-type="float">
            <text:p>252</text:p>
          </table:table-cell>
          <table:table-cell table:formula="of:=[.L68]+1&amp;&quot; - &quot;&amp;256-2" office:value-type="string" office:string-value="253 - 254" calcext:value-type="string">
            <text:p>253 - 254</text:p>
          </table:table-cell>
        </table:table-row>
        <table:table-row table:style-name="ro1">
          <table:table-cell table:style-name="Default" table:number-columns-repeated="10"/>
          <table:table-cell table:style-name="ce17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89pt" fo:page-height="1190.55pt" style:num-format="1" style:print-orientation="portrai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5T19:57:39.021031895</meta:creation-date>
    <dc:date>2018-10-05T22:08:11.368771876</dc:date>
    <meta:editing-duration>PT9M51S</meta:editing-duration>
    <meta:editing-cycles>3</meta:editing-cycles>
    <meta:generator>LibreOffice/5.2.7.2$Linux_X86_64 LibreOffice_project/20m0$Build-2</meta:generator>
    <meta:document-statistic meta:table-count="1" meta:cell-count="276" meta:object-count="0"/>
  </office:meta>
</office:document-meta>
</file>